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Consolas" svg:font-family="Consolas" style:font-family-generic="modern" style:font-pitch="fixed"/>
    <style:font-face style:name="FangSong" svg:font-family="FangSong" style:font-family-generic="modern" style:font-pitch="fixed"/>
    <style:font-face style:name="Lucida Console" svg:font-family="'Lucida Console'" style:font-family-generic="modern" style:font-pitch="fixed"/>
    <style:font-face style:name="DFKai-SB" svg:font-family="DFKai-SB" style:font-family-generic="script" style:font-pitch="fixed"/>
    <style:font-face style:name="SimSun" svg:font-family="SimSun" style:font-pitch="variable"/>
    <style:font-face style:name="Gabriola" svg:font-family="Gabriola" style:font-family-generic="decorative" style:font-pitch="variable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ucida Console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">
      <style:paragraph-properties fo:text-align="center" style:justify-single-word="false" style:page-number="auto" style:border-line-width="0.002cm 0.088cm 0.002cm" fo:padding="0.049cm" fo:border="0.092cm double #000000" style:shadow="none"/>
      <style:text-properties style:font-name="Lucida Console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 style:border-line-width="0.002cm 0.088cm 0.002cm" fo:padding="0.049cm" fo:border="0.092cm double #000000" style:shadow="none"/>
      <style:text-properties style:font-name="Lucida Console"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RD</text:p>
      <text:p text:style-name="P5">Étude de cas DOMELEC</text:p>
      <text:p text:style-name="P1"/>
      <text:p text:style-name="P1"/>
      <text:p text:style-name="P2"><text:span text:style-name="T6">SALARIE</text:span> (<text:span text:style-name="T1">matricule</text:span><text:span text:style-name="T3">,nom,prénom,dateNaissance,adresse,téléphone)</text:span></text:p>
      <text:p text:style-name="P2"><text:span text:style-name="T3"/></text:p>
      <text:p text:style-name="P2"><text:span text:style-name="T4">DIPLOME</text:span><text:span text:style-name="T3">(</text:span><text:span text:style-name="T1">numeroDiplome</text:span><text:span text:style-name="T3">,libelle)</text:span></text:p>
      <text:p text:style-name="P2"><text:span text:style-name="T3"/></text:p>
      <text:p text:style-name="P2"><text:span text:style-name="T4">SUPERVISEUR</text:span><text:span text:style-name="T3"> (</text:span><text:span text:style-name="T1">matricule#</text:span><text:span text:style-name="T3">,datePremiereAffectation,Origine)</text:span></text:p>
      <text:p text:style-name="P2"><text:span text:style-name="T3"/></text:p>
      <text:p text:style-name="P2"><text:span text:style-name="T4">UNITE_PRODUCTION</text:span><text:span text:style-name="T3"> (</text:span><text:span text:style-name="T1">codeUnité</text:span><text:span text:style-name="T3">,nom)</text:span></text:p>
      <text:p text:style-name="P2"><text:span text:style-name="T3"/></text:p>
      <text:p text:style-name="P2"><text:span text:style-name="T4">LIGNE_PRODUIT</text:span><text:span text:style-name="T3"> (</text:span><text:span text:style-name="T1">référence</text:span><text:span text:style-name="T3">,codeUnité#,nomLigne)</text:span></text:p>
      <text:p text:style-name="P2"><text:span text:style-name="T3"/></text:p>
      <text:p text:style-name="P2"><text:span text:style-name="T4">POSTE_TRAVAIL </text:span><text:span text:style-name="T3">(</text:span><text:span text:style-name="T1">numéroPoste</text:span><text:span text:style-name="T3">,référence#,nom,libelle, dateInstallation,dateVérification,intervalleMaxVérification)</text:span></text:p>
      <text:p text:style-name="P2"><text:span text:style-name="T3"/></text:p>
      <text:p text:style-name="P2"><text:span text:style-name="T4">HABILITATION</text:span><text:span text:style-name="T3"> (</text:span><text:span text:style-name="T1">niveau,numero#,</text:span><text:span text:style-name="T3">libelle)</text:span></text:p>
      <text:p text:style-name="P2"><text:span text:style-name="T3"/></text:p>
      <text:p text:style-name="P2"><text:span text:style-name="T4">COMPETENCES</text:span><text:span text:style-name="T3"> (</text:span><text:span text:style-name="T1">codeCompetences</text:span><text:span text:style-name="T3">,libelle)</text:span></text:p>
      <text:p text:style-name="P2"><text:span text:style-name="T3"/></text:p>
      <text:p text:style-name="P3"><text:span text:style-name="T3">COMPOSER</text:span><text:span text:style-name="T5"> ((</text:span><text:span text:style-name="T2">niveau,numero#)#,codeCompetences#</text:span><text:span text:style-name="T5">)</text:span></text:p>
      <text:p text:style-name="P2"><text:span text:style-name="T3"/></text:p>
      <text:p text:style-name="P2"><text:span text:style-name="T4">PRODUIT</text:span><text:span text:style-name="T3"> (</text:span><text:span text:style-name="T1">numeroProduit,référence#</text:span><text:span text:style-name="T3">,nomProduit, datePremiereFAbrication,descriptifProduit)</text:span></text:p>
      <text:p text:style-name="P2"><text:span text:style-name="T3"/></text:p>
      <text:p text:style-name="P2"><text:span text:style-name="T4">CONSTRUIRE</text:span><text:span text:style-name="T5"> (</text:span><text:span text:style-name="T2">numeroPoste#,(numeroProduit;référence#)#</text:span><text:span text:style-name="T5">)</text:span><text:span text:style-name="T3"> </text:span></text:p>
      <text:p text:style-name="P2"><text:span text:style-name="T3"/></text:p>
      <text:p text:style-name="P2"><text:span text:style-name="T4">EQUIPE</text:span><text:span text:style-name="T3"> (</text:span><text:span text:style-name="T1">numéroEquipe</text:span><text:span text:style-name="T3">,matricule#,datePriseEnCharge)</text:span></text:p>
      <text:p text:style-name="P2"><text:span text:style-name="T3"/></text:p>
      <text:p text:style-name="P2"><text:span text:style-name="T4">OPERATEUR </text:span><text:span text:style-name="T3">(</text:span><text:span text:style-name="T1">matricule#</text:span><text:span text:style-name="T3">,numeroDiplôme#,numeroPoste#,numeroEquipe#, dateAffectation,formationOrigine)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Consolas" svg:font-family="Consolas" style:font-family-generic="modern" style:font-pitch="fixed"/>
    <style:font-face style:name="FangSong" svg:font-family="FangSong" style:font-family-generic="modern" style:font-pitch="fixed"/>
    <style:font-face style:name="Lucida Console" svg:font-family="'Lucida Console'" style:font-family-generic="modern" style:font-pitch="fixed"/>
    <style:font-face style:name="DFKai-SB" svg:font-family="DFKai-SB" style:font-family-generic="script" style:font-pitch="fixed"/>
    <style:font-face style:name="SimSun" svg:font-family="SimSun" style:font-pitch="variable"/>
    <style:font-face style:name="Gabriola" svg:font-family="Gabriola" style:font-family-generic="decorative" style:font-pitch="variable"/>
    <style:font-face style:name="DilleniaUPC" svg:font-family="DilleniaUPC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5T11:08:50.31</meta:creation-date>
    <meta:document-statistic meta:table-count="0" meta:image-count="0" meta:object-count="0" meta:page-count="1" meta:paragraph-count="15" meta:word-count="33" meta:character-count="768"/>
    <dc:date>2016-09-05T11:59:39.35</dc:date>
    <meta:editing-duration>PT4M47S</meta:editing-duration>
    <meta:editing-cycles>1</meta:editing-cycles>
    <meta:generator>OpenOffice/4.1.2$Win32 OpenOffice.org_project/412m3$Build-9782</meta:generator>
  </office:meta>
</office:document-meta>
</file>